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 Main" svg:font-family="'MathJax Main'"/>
    <style:font-face style:name="MathJax Math" svg:font-family="'MathJax Math'"/>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orphans="1"/>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T1" style:family="text">
      <style:text-properties style:font-name="MathJax Math" fo:font-style="italic"/>
    </style:style>
    <style:style style:name="T2" style:family="text">
      <style:text-properties style:font-name="MathJax Main"/>
    </style:style>
    <style:style style:name="T3" style:family="text">
      <style:text-properties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edições Com Modelos de Regressão Linear </text:h>
      <text:p text:style-name="Text_20_body">Este é um estudo de caso simulado que tem o propósito de demonstrar a técnica de predição, com o emprego de modelos de regressão linear múltipla. 100 pessoas em bom estado de saúde, porém com índices altos de massa corporal (IMC entre 30 e 40) foram convidadas a participar de um estudo sobre o impacto da prática de atividades físicas e de dieta alimentar na redução da massa corporal (perda de peso). Elas foram randomicamente divididas em dois grupos, um que se submeteu a uma dieta alimentar com o uso concomitante de um estimulante natural recém-descoberto, e outro grupo, que não se submeteu a qualquer tipo de dieta. Aparentemente, esse novo estimulante resultava em grande efeito quando a pessoa se exercitava, caso contrário, o efeito era bem pequeno. O estudo foi conduzido para se testar essa hipótese. Sendo assim, todas as pessoas foram incentivadas a praticar atividades físicas de alta intensidade e registrar, a cada semana, o tempo total que haviam conseguido dedicar a essas atividades. As atividades físicas, entretanto, não eram obrigatórias. No final da primeira semana mediu-se a redução de massa corporal de cada um dos indivíduos. Os dados obtidos foram organizados na forma de uma tabela. Um modelo de regressão linear múltipla foi ajustado a esses dados, nos quais se incluiu o efeito cruzado entre as variáveis preditivas, que é o efeito do produto entre as mesmas variáveis na redução de peso, obtendo-se o seguinte resultado: </text:p>
      <text:p text:style-name="P2"><text:bookmark text:name="MathJax-Element-1-Frame"/><text:bookmark text:name="MathJax-Span-1"/><text:bookmark text:name="MathJax-Span-2"/><text:bookmark text:name="MathJax-Span-3"/><text:span text:style-name="T1">y</text:span><text:bookmark text:name="MathJax-Span-4"/><text:span text:style-name="T2">=</text:span><text:bookmark text:name="MathJax-Span-5"/> <text:bookmark text:name="MathJax-Span-6"/><text:span text:style-name="T2">1</text:span><text:bookmark text:name="MathJax-Span-7"/><text:span text:style-name="T2">,</text:span><text:bookmark text:name="MathJax-Span-8"/><text:span text:style-name="T2">25</text:span><text:bookmark text:name="MathJax-Span-9"/><text:span text:style-name="T2">+</text:span><text:bookmark text:name="MathJax-Span-10"/><text:span text:style-name="T2">0</text:span><text:bookmark text:name="MathJax-Span-11"/><text:span text:style-name="T2">,</text:span><text:bookmark text:name="MathJax-Span-12"/><text:span text:style-name="T2">15</text:span><text:bookmark text:name="MathJax-Span-13"/> <text:bookmark text:name="MathJax-Span-14"/><text:bookmark text:name="MathJax-Span-15"/><text:bookmark text:name="MathJax-Span-16"/><text:bookmark text:name="MathJax-Span-17"/><text:bookmark text:name="MathJax-Span-18"/><text:bookmark text:name="MathJax-Span-19"/><text:span text:style-name="T1">x</text:span><text:bookmark text:name="MathJax-Span-20"/><text:bookmark text:name="MathJax-Span-21"/><text:bookmark text:name="MathJax-Span-22"/><text:span text:style-name="T2">1</text:span><text:bookmark text:name="MathJax-Span-23"/><text:span text:style-name="T2">+</text:span><text:bookmark text:name="MathJax-Span-24"/><text:span text:style-name="T2">0</text:span><text:bookmark text:name="MathJax-Span-25"/><text:span text:style-name="T2">,</text:span><text:bookmark text:name="MathJax-Span-26"/><text:span text:style-name="T2">20</text:span><text:bookmark text:name="MathJax-Span-27"/> <text:bookmark text:name="MathJax-Span-28"/><text:bookmark text:name="MathJax-Span-29"/><text:bookmark text:name="MathJax-Span-30"/><text:bookmark text:name="MathJax-Span-31"/><text:bookmark text:name="MathJax-Span-32"/><text:bookmark text:name="MathJax-Span-33"/><text:span text:style-name="T1">x</text:span><text:bookmark text:name="MathJax-Span-34"/><text:bookmark text:name="MathJax-Span-35"/><text:bookmark text:name="MathJax-Span-36"/><text:span text:style-name="T2">2</text:span><text:bookmark text:name="MathJax-Span-37"/><text:span text:style-name="T2">+</text:span><text:bookmark text:name="MathJax-Span-38"/><text:span text:style-name="T2">0</text:span><text:bookmark text:name="MathJax-Span-39"/><text:span text:style-name="T2">,</text:span><text:bookmark text:name="MathJax-Span-40"/><text:span text:style-name="T2">30</text:span><text:bookmark text:name="MathJax-Span-41"/> <text:bookmark text:name="MathJax-Span-42"/><text:bookmark text:name="MathJax-Span-43"/><text:bookmark text:name="MathJax-Span-44"/><text:bookmark text:name="MathJax-Span-45"/><text:bookmark text:name="MathJax-Span-46"/><text:bookmark text:name="MathJax-Span-47"/><text:span text:style-name="T1">x</text:span><text:bookmark text:name="MathJax-Span-48"/><text:bookmark text:name="MathJax-Span-49"/><text:bookmark text:name="MathJax-Span-50"/><text:span text:style-name="T2">1</text:span><text:bookmark text:name="MathJax-Span-51"/> <text:bookmark text:name="MathJax-Span-52"/><text:bookmark text:name="MathJax-Span-53"/><text:bookmark text:name="MathJax-Span-54"/><text:bookmark text:name="MathJax-Span-55"/><text:bookmark text:name="MathJax-Span-56"/><text:bookmark text:name="MathJax-Span-57"/><text:span text:style-name="T1">x</text:span><text:bookmark text:name="MathJax-Span-58"/><text:bookmark text:name="MathJax-Span-59"/><text:bookmark text:name="MathJax-Span-60"/><text:span text:style-name="T2">2</text:span></text:p>
      <text:p text:style-name="Text_20_body">onde </text:p>
      <text:p text:style-name="P2"><text:bookmark text:name="MathJax-Element-2-Frame"/><text:bookmark text:name="MathJax-Span-61"/><text:bookmark text:name="MathJax-Span-62"/><text:bookmark text:name="MathJax-Span-63"/><text:span text:style-name="T1">y</text:span><text:bookmark text:name="MathJax-Span-64"/><text:span text:style-name="T2">=</text:span><text:bookmark text:name="MathJax-Span-65"/><text:span text:style-name="T1">p</text:span><text:bookmark text:name="MathJax-Span-66"/><text:span text:style-name="T1">e</text:span><text:bookmark text:name="MathJax-Span-67"/><text:span text:style-name="T1">r</text:span><text:bookmark text:name="MathJax-Span-68"/><text:span text:style-name="T1">d</text:span><text:bookmark text:name="MathJax-Span-69"/><text:span text:style-name="T1">a</text:span><text:bookmark text:name="MathJax-Span-70"/> <text:bookmark text:name="MathJax-Span-71"/><text:span text:style-name="T1">d</text:span><text:bookmark text:name="MathJax-Span-72"/><text:span text:style-name="T1">e</text:span><text:bookmark text:name="MathJax-Span-73"/> <text:bookmark text:name="MathJax-Span-74"/><text:span text:style-name="T1">p</text:span><text:bookmark text:name="MathJax-Span-75"/><text:span text:style-name="T1">e</text:span><text:bookmark text:name="MathJax-Span-76"/><text:span text:style-name="T1">s</text:span><text:bookmark text:name="MathJax-Span-77"/><text:span text:style-name="T1">o</text:span><text:bookmark text:name="MathJax-Span-78"/> <text:bookmark text:name="MathJax-Span-79"/><text:span text:style-name="T1">o</text:span><text:bookmark text:name="MathJax-Span-80"/><text:span text:style-name="T1">c</text:span><text:bookmark text:name="MathJax-Span-81"/><text:span text:style-name="T1">o</text:span><text:bookmark text:name="MathJax-Span-82"/><text:span text:style-name="T1">r</text:span><text:bookmark text:name="MathJax-Span-83"/><text:span text:style-name="T1">r</text:span><text:bookmark text:name="MathJax-Span-84"/><text:span text:style-name="T1">i</text:span><text:bookmark text:name="MathJax-Span-85"/><text:span text:style-name="T1">d</text:span><text:bookmark text:name="MathJax-Span-86"/><text:span text:style-name="T1">o</text:span><text:bookmark text:name="MathJax-Span-87"/> <text:bookmark text:name="MathJax-Span-88"/><text:span text:style-name="T1">n</text:span><text:bookmark text:name="MathJax-Span-89"/><text:span text:style-name="T1">a</text:span><text:bookmark text:name="MathJax-Span-90"/> <text:bookmark text:name="MathJax-Span-91"/><text:span text:style-name="T1">p</text:span><text:bookmark text:name="MathJax-Span-92"/><text:span text:style-name="T1">r</text:span><text:bookmark text:name="MathJax-Span-93"/><text:span text:style-name="T1">i</text:span><text:bookmark text:name="MathJax-Span-94"/><text:span text:style-name="T1">m</text:span><text:bookmark text:name="MathJax-Span-95"/><text:span text:style-name="T1">e</text:span><text:bookmark text:name="MathJax-Span-96"/><text:span text:style-name="T1">i</text:span><text:bookmark text:name="MathJax-Span-97"/><text:span text:style-name="T1">r</text:span><text:bookmark text:name="MathJax-Span-98"/><text:span text:style-name="T1">a</text:span><text:bookmark text:name="MathJax-Span-99"/> <text:bookmark text:name="MathJax-Span-100"/><text:span text:style-name="T1">s</text:span><text:bookmark text:name="MathJax-Span-101"/><text:span text:style-name="T1">e</text:span><text:bookmark text:name="MathJax-Span-102"/><text:span text:style-name="T1">m</text:span><text:bookmark text:name="MathJax-Span-103"/><text:span text:style-name="T1">a</text:span><text:bookmark text:name="MathJax-Span-104"/><text:span text:style-name="T1">n</text:span><text:bookmark text:name="MathJax-Span-105"/><text:span text:style-name="T1">a</text:span><text:bookmark text:name="MathJax-Span-106"/> <text:bookmark text:name="MathJax-Span-107"/><text:bookmark text:name="MathJax-Span-108"/><text:span text:style-name="T2">(</text:span><text:bookmark text:name="MathJax-Span-109"/><text:bookmark text:name="MathJax-Span-110"/><text:span text:style-name="T1">k</text:span><text:bookmark text:name="MathJax-Span-111"/><text:span text:style-name="T1">g</text:span><text:bookmark text:name="MathJax-Span-112"/><text:span text:style-name="T2">)</text:span></text:p>
      <text:p text:style-name="P2"><text:bookmark text:name="MathJax-Element-3-Frame"/><text:bookmark text:name="MathJax-Span-113"/><text:bookmark text:name="MathJax-Span-114"/><text:bookmark text:name="MathJax-Span-115"/><text:bookmark text:name="MathJax-Span-116"/><text:bookmark text:name="MathJax-Span-117"/><text:bookmark text:name="MathJax-Span-118"/><text:bookmark text:name="MathJax-Span-119"/><text:bookmark text:name="MathJax-Span-120"/><text:span text:style-name="T1">x</text:span><text:bookmark text:name="MathJax-Span-121"/><text:bookmark text:name="MathJax-Span-122"/><text:bookmark text:name="MathJax-Span-123"/><text:span text:style-name="T2">1</text:span><text:bookmark text:name="MathJax-Span-124"/><text:span text:style-name="T2">=</text:span><text:bookmark text:name="MathJax-Span-125"/><text:span text:style-name="T1">t</text:span><text:bookmark text:name="MathJax-Span-126"/><text:span text:style-name="T1">e</text:span><text:bookmark text:name="MathJax-Span-127"/><text:span text:style-name="T1">m</text:span><text:bookmark text:name="MathJax-Span-128"/><text:span text:style-name="T1">p</text:span><text:bookmark text:name="MathJax-Span-129"/><text:span text:style-name="T1">o</text:span><text:bookmark text:name="MathJax-Span-130"/> <text:bookmark text:name="MathJax-Span-131"/><text:span text:style-name="T1">d</text:span><text:bookmark text:name="MathJax-Span-132"/><text:span text:style-name="T1">e</text:span><text:bookmark text:name="MathJax-Span-133"/><text:span text:style-name="T1">d</text:span><text:bookmark text:name="MathJax-Span-134"/><text:span text:style-name="T1">i</text:span><text:bookmark text:name="MathJax-Span-135"/><text:span text:style-name="T1">c</text:span><text:bookmark text:name="MathJax-Span-136"/><text:span text:style-name="T1">a</text:span><text:bookmark text:name="MathJax-Span-137"/><text:span text:style-name="T1">d</text:span><text:bookmark text:name="MathJax-Span-138"/><text:span text:style-name="T1">o</text:span><text:bookmark text:name="MathJax-Span-139"/> <text:bookmark text:name="MathJax-Span-140"/><text:span text:style-name="T1">a</text:span><text:bookmark text:name="MathJax-Span-141"/> <text:bookmark text:name="MathJax-Span-142"/><text:span text:style-name="T1">a</text:span><text:bookmark text:name="MathJax-Span-143"/><text:span text:style-name="T1">t</text:span><text:bookmark text:name="MathJax-Span-144"/><text:span text:style-name="T1">i</text:span><text:bookmark text:name="MathJax-Span-145"/><text:span text:style-name="T1">v</text:span><text:bookmark text:name="MathJax-Span-146"/><text:span text:style-name="T1">i</text:span><text:bookmark text:name="MathJax-Span-147"/><text:span text:style-name="T1">d</text:span><text:bookmark text:name="MathJax-Span-148"/><text:span text:style-name="T1">a</text:span><text:bookmark text:name="MathJax-Span-149"/><text:span text:style-name="T1">d</text:span><text:bookmark text:name="MathJax-Span-150"/><text:span text:style-name="T1">e</text:span><text:bookmark text:name="MathJax-Span-151"/><text:span text:style-name="T1">s</text:span><text:bookmark text:name="MathJax-Span-152"/> <text:bookmark text:name="MathJax-Span-153"/><text:span text:style-name="T1">f</text:span><text:bookmark text:name="MathJax-Span-154"/><text:bookmark text:name="MathJax-Span-155"/><text:bookmark text:name="MathJax-Span-156"/><text:bookmark text:name="MathJax-Span-157"/><text:span text:style-name="T1">i</text:span><text:bookmark text:name="MathJax-Span-158"/><text:span text:style-name="T2">´</text:span><text:bookmark text:name="MathJax-Span-159"/><text:span text:style-name="T1">s</text:span><text:bookmark text:name="MathJax-Span-160"/><text:span text:style-name="T1">i</text:span><text:bookmark text:name="MathJax-Span-161"/><text:span text:style-name="T1">c</text:span><text:bookmark text:name="MathJax-Span-162"/><text:span text:style-name="T1">a</text:span><text:bookmark text:name="MathJax-Span-163"/><text:span text:style-name="T1">s</text:span><text:bookmark text:name="MathJax-Span-164"/> <text:bookmark text:name="MathJax-Span-165"/><text:span text:style-name="T1">n</text:span><text:bookmark text:name="MathJax-Span-166"/><text:span text:style-name="T1">a</text:span><text:bookmark text:name="MathJax-Span-167"/> <text:bookmark text:name="MathJax-Span-168"/><text:span text:style-name="T1">p</text:span><text:bookmark text:name="MathJax-Span-169"/><text:span text:style-name="T1">r</text:span><text:bookmark text:name="MathJax-Span-170"/><text:span text:style-name="T1">i</text:span><text:bookmark text:name="MathJax-Span-171"/><text:span text:style-name="T1">m</text:span><text:bookmark text:name="MathJax-Span-172"/><text:span text:style-name="T1">e</text:span><text:bookmark text:name="MathJax-Span-173"/><text:span text:style-name="T1">i</text:span><text:bookmark text:name="MathJax-Span-174"/><text:span text:style-name="T1">r</text:span><text:bookmark text:name="MathJax-Span-175"/><text:span text:style-name="T1">a</text:span><text:bookmark text:name="MathJax-Span-176"/> <text:bookmark text:name="MathJax-Span-177"/><text:span text:style-name="T1">s</text:span><text:bookmark text:name="MathJax-Span-178"/><text:span text:style-name="T1">e</text:span><text:bookmark text:name="MathJax-Span-179"/><text:span text:style-name="T1">m</text:span><text:bookmark text:name="MathJax-Span-180"/><text:span text:style-name="T1">a</text:span><text:bookmark text:name="MathJax-Span-181"/><text:span text:style-name="T1">n</text:span><text:bookmark text:name="MathJax-Span-182"/><text:span text:style-name="T1">a</text:span><text:bookmark text:name="MathJax-Span-183"/> <text:bookmark text:name="MathJax-Span-184"/><text:bookmark text:name="MathJax-Span-185"/><text:span text:style-name="T2">(</text:span><text:bookmark text:name="MathJax-Span-186"/><text:span text:style-name="T1">h</text:span><text:bookmark text:name="MathJax-Span-187"/><text:span text:style-name="T2">)</text:span></text:p>
      <text:p text:style-name="P2"><text:bookmark text:name="MathJax-Element-4-Frame"/><text:bookmark text:name="MathJax-Span-188"/><text:bookmark text:name="MathJax-Span-189"/><text:bookmark text:name="MathJax-Span-190"/><text:bookmark text:name="MathJax-Span-191"/><text:bookmark text:name="MathJax-Span-192"/><text:bookmark text:name="MathJax-Span-193"/><text:bookmark text:name="MathJax-Span-194"/><text:bookmark text:name="MathJax-Span-195"/><text:span text:style-name="T1">x</text:span><text:bookmark text:name="MathJax-Span-196"/><text:bookmark text:name="MathJax-Span-197"/><text:bookmark text:name="MathJax-Span-198"/><text:span text:style-name="T2">2</text:span><text:bookmark text:name="MathJax-Span-199"/><text:span text:style-name="T2">=</text:span><text:bookmark text:name="MathJax-Span-200"/> <text:bookmark text:name="MathJax-Span-201"/><text:span text:style-name="T1">i</text:span><text:bookmark text:name="MathJax-Span-202"/><text:span text:style-name="T1">n</text:span><text:bookmark text:name="MathJax-Span-203"/><text:span text:style-name="T1">d</text:span><text:bookmark text:name="MathJax-Span-204"/><text:span text:style-name="T1">i</text:span><text:bookmark text:name="MathJax-Span-205"/><text:span text:style-name="T1">c</text:span><text:bookmark text:name="MathJax-Span-206"/><text:span text:style-name="T1">a</text:span><text:bookmark text:name="MathJax-Span-207"/><text:span text:style-name="T1">d</text:span><text:bookmark text:name="MathJax-Span-208"/><text:span text:style-name="T1">o</text:span><text:bookmark text:name="MathJax-Span-209"/><text:span text:style-name="T1">r</text:span><text:bookmark text:name="MathJax-Span-210"/> <text:bookmark text:name="MathJax-Span-211"/><text:span text:style-name="T1">s</text:span><text:bookmark text:name="MathJax-Span-212"/><text:span text:style-name="T1">e</text:span><text:bookmark text:name="MathJax-Span-213"/> <text:bookmark text:name="MathJax-Span-214"/><text:span text:style-name="T1">a</text:span><text:bookmark text:name="MathJax-Span-215"/> <text:bookmark text:name="MathJax-Span-216"/><text:span text:style-name="T1">p</text:span><text:bookmark text:name="MathJax-Span-217"/><text:span text:style-name="T1">e</text:span><text:bookmark text:name="MathJax-Span-218"/><text:span text:style-name="T1">s</text:span><text:bookmark text:name="MathJax-Span-219"/><text:span text:style-name="T1">s</text:span><text:bookmark text:name="MathJax-Span-220"/><text:span text:style-name="T1">o</text:span><text:bookmark text:name="MathJax-Span-221"/><text:span text:style-name="T1">a</text:span><text:bookmark text:name="MathJax-Span-222"/> <text:bookmark text:name="MathJax-Span-223"/><text:span text:style-name="T1">n</text:span><text:bookmark text:name="MathJax-Span-224"/><text:bookmark text:name="MathJax-Span-225"/><text:bookmark text:name="MathJax-Span-226"/><text:bookmark text:name="MathJax-Span-227"/><text:span text:style-name="T1">a</text:span><text:bookmark text:name="MathJax-Span-228"/><text:span text:style-name="T2">~</text:span><text:bookmark text:name="MathJax-Span-229"/><text:span text:style-name="T1">o</text:span><text:bookmark text:name="MathJax-Span-230"/> <text:bookmark text:name="MathJax-Span-231"/><text:span text:style-name="T1">f</text:span><text:bookmark text:name="MathJax-Span-232"/><text:span text:style-name="T1">e</text:span><text:bookmark text:name="MathJax-Span-233"/><text:span text:style-name="T1">z</text:span><text:bookmark text:name="MathJax-Span-234"/> <text:bookmark text:name="MathJax-Span-235"/><text:bookmark text:name="MathJax-Span-236"/><text:span text:style-name="T2">(</text:span><text:bookmark text:name="MathJax-Span-237"/><text:span text:style-name="T2">0</text:span><text:bookmark text:name="MathJax-Span-238"/><text:span text:style-name="T2">)</text:span><text:bookmark text:name="MathJax-Span-239"/> <text:bookmark text:name="MathJax-Span-240"/><text:span text:style-name="T1">o</text:span><text:bookmark text:name="MathJax-Span-241"/><text:span text:style-name="T1">u</text:span><text:bookmark text:name="MathJax-Span-242"/> <text:bookmark text:name="MathJax-Span-243"/><text:span text:style-name="T1">f</text:span><text:bookmark text:name="MathJax-Span-244"/><text:span text:style-name="T1">e</text:span><text:bookmark text:name="MathJax-Span-245"/><text:span text:style-name="T1">z</text:span><text:bookmark text:name="MathJax-Span-246"/> <text:bookmark text:name="MathJax-Span-247"/><text:bookmark text:name="MathJax-Span-248"/><text:span text:style-name="T2">(</text:span><text:bookmark text:name="MathJax-Span-249"/><text:span text:style-name="T2">1</text:span><text:bookmark text:name="MathJax-Span-250"/><text:span text:style-name="T2">)</text:span><text:bookmark text:name="MathJax-Span-251"/> <text:bookmark text:name="MathJax-Span-252"/><text:span text:style-name="T1">d</text:span><text:bookmark text:name="MathJax-Span-253"/><text:span text:style-name="T1">i</text:span><text:bookmark text:name="MathJax-Span-254"/><text:span text:style-name="T1">e</text:span><text:bookmark text:name="MathJax-Span-255"/><text:span text:style-name="T1">t</text:span><text:bookmark text:name="MathJax-Span-256"/><text:span text:style-name="T1">a</text:span><text:bookmark text:name="MathJax-Span-257"/> <text:bookmark text:name="MathJax-Span-258"/><text:span text:style-name="T1">a</text:span><text:bookmark text:name="MathJax-Span-259"/><text:span text:style-name="T1">l</text:span><text:bookmark text:name="MathJax-Span-260"/><text:span text:style-name="T1">i</text:span><text:bookmark text:name="MathJax-Span-261"/><text:span text:style-name="T1">m</text:span><text:bookmark text:name="MathJax-Span-262"/><text:span text:style-name="T1">e</text:span><text:bookmark text:name="MathJax-Span-263"/><text:span text:style-name="T1">n</text:span><text:bookmark text:name="MathJax-Span-264"/><text:span text:style-name="T1">t</text:span><text:bookmark text:name="MathJax-Span-265"/><text:span text:style-name="T1">a</text:span><text:bookmark text:name="MathJax-Span-266"/><text:span text:style-name="T1">r</text:span></text:p>
      <text:p text:style-name="Text_20_body">Com base nesses resultados, os pesquisadores puderam tirar algumas conclusões sobre o efeito do tempo semanal dedicado a atividades físicas e à prática de dieta alimentar com uso concomitante de estimulante natural na redução de peso daquele conjunto de pessoas, na primeira semana de tratamento. </text:p>
      <text:h text:style-name="Heading_20_3" text:outline-level="3">Vamos Praticar </text:h>
      <text:p text:style-name="Text_20_body">Agora que você compreendeu as funções e objetivos da construção de modelos de regressão para predição, pratiquemos um pouco mais sobre este assunto por meio da aplicação do conhecimento adquirido no estudo de caso proposto. Analise e interprete os resultados da pesquisa e responda às seguintes perguntas: quais foram as variáveis estudadas? Qual o tipo de cada variável, quantitativa ou qualitativa? Se quantitativa, qual sua unidade de medida? Se qualitativa, que níveis ou classes podem assumir? O que representa cada um dos quatro coeficientes do modelo de regressão linear múltipla? O efeito cruzado entre as variáveis <text:bookmark text:name="MathJax-Element-5-Frame"/><text:bookmark text:name="MathJax-Span-267"/><text:bookmark text:name="MathJax-Span-268"/><text:bookmark text:name="MathJax-Span-269"/><text:bookmark text:name="MathJax-Span-270"/><text:bookmark text:name="MathJax-Span-271"/><text:bookmark text:name="MathJax-Span-272"/><text:bookmark text:name="MathJax-Span-273"/><text:bookmark text:name="MathJax-Span-274"/><text:span text:style-name="T1">x</text:span><text:bookmark text:name="MathJax-Span-275"/><text:bookmark text:name="MathJax-Span-276"/><text:bookmark text:name="MathJax-Span-277"/><text:span text:style-name="T2">1</text:span><text:bookmark text:name="MathJax-Span-278"/> <text:bookmark text:name="MathJax-Span-279"/><text:bookmark text:name="MathJax-Span-280"/><text:bookmark text:name="MathJax-Span-281"/> <text:bookmark text:name="MathJax-Span-282"/><text:bookmark text:name="MathJax-Span-283"/><text:bookmark text:name="MathJax-Span-284"/> </text:p>
      <text:p text:style-name="Text_20_body">(tempo dedicado a atividades físicas na primeira semana) e <text:bookmark text:name="MathJax-Element-6-Frame"/><text:bookmark text:name="MathJax-Span-285"/><text:bookmark text:name="MathJax-Span-286"/><text:bookmark text:name="MathJax-Span-287"/><text:bookmark text:name="MathJax-Span-288"/><text:bookmark text:name="MathJax-Span-289"/><text:bookmark text:name="MathJax-Span-290"/><text:bookmark text:name="MathJax-Span-291"/><text:bookmark text:name="MathJax-Span-292"/><text:span text:style-name="T1">x</text:span><text:bookmark text:name="MathJax-Span-293"/><text:bookmark text:name="MathJax-Span-294"/><text:bookmark text:name="MathJax-Span-295"/><text:span text:style-name="T2">2</text:span> (se a pessoa fez ou não dieta alimentar) é positivo? Ou seja, um ajuda o outro na redução de peso das pessoas? Em que situações similares você poderia aplicar essa mesma técnica para gerar conhecimento a partir de dados? <text:tab/></text:p>
      <text:p text:style-name="Text_20_body"/>
      <text:p text:style-name="P3"><text:span text:style-name="T3">Caro estudante,</text:span> </text:p>
      <text:p text:style-name="P3"><text:soft-page-break/>  </text:p>
      <text:p text:style-name="P3"><text:span text:style-name="T3">Foram três as variáveis estudadas: as horas dedicadas a atividades físicas na primeira semana, se a pessoa fez ou não dieta e quantos quilos ela perdeu na semana.</text:span> </text:p>
      <text:p text:style-name="P3"><text:span text:style-name="T3">A primeira variável, as horas dedicadas a atividades físicas na primeira semana, é quantitativa, com unidade em horas (h). A segunda variável é uma variável qualitativa com dois níveis, fez (1) ou não fez (0) dieta. A terceira variável é quantitativa, perda de peso ao final da primeira semana, com unidade em quilos (kg).</text:span> </text:p>
      <text:p text:style-name="P3"><text:span text:style-name="T3">O primeiro coeficiente representa a interseção da reta do modelo com o eixo </text:span> <text:span text:style-name="T3">quando </text:span> <text:span text:style-name="T3">e </text:span> <text:span text:style-name="T3">são iguais a zero. Ou seja, zero de atividades físicas e zero dieta com ingestão do estimulante natural. Indica que, ao longo da primeira semana, dentro do grupo de voluntários estudados, aqueles que não fizeram atividades físicas ou dieta teriam engordado 1,25 kg. O segundo coeficiente representa a contribuição, na perda de peso, de cada hora dedicada a atividades físicas intensas, ou seja, o efeito isolado de cada hora de atividade física intensa na semana levou, em média, a uma redução de 0,15 kg da massa corporal das pessoas desse conjunto específico de voluntários. O terceiro coeficiente representa a contribuição da dieta, com o uso concomitante do estimulante natural, na perda de peso. Em média, se o voluntário fez dieta, o efeito isolado dessa variável levou a uma perda de peso de 0,20 kg, na primeira semana. </text:span> </text:p>
      <text:p text:style-name="P3"><text:span text:style-name="T3">Finalmente, o quarto coeficiente representa a interação cruzada das duas variáveis e . Ao fazer as duas coisas simultaneamente, prática de atividades físicas intensas e dieta com uso do estimulante natural, as pessoas perderam, em média, mais 0,30 kg, durante a primeira semana, devido ao efeito cruzado entre esses dois fatores. São várias as situações em que podemos usar abordagens similares. Vimos no corpo da Unidade 1 o exemplo da predição do valor de venda esperado para um imóvel. Aqui, temos outro exemplo de predição de perda de peso na primeira semana, com dieta e exercícios físicos. </text:span> </text:p>
      <text:p text:style-name="Text_20_body"> </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 Main" svg:font-family="'MathJax Main'"/>
    <style:font-face style:name="MathJax Math" svg:font-family="'MathJax Math'"/>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30T16:27:38.816065870</meta:creation-date>
    <dc:date>2023-11-30T17:46:42.000474917</dc:date>
    <meta:editing-duration>PT13M31S</meta:editing-duration>
    <meta:editing-cycles>2</meta:editing-cycles>
    <meta:generator>LibreOffice/7.3.7.2$Linux_X86_64 LibreOffice_project/30$Build-2</meta:generator>
    <meta:document-statistic meta:table-count="0" meta:image-count="0" meta:object-count="0" meta:page-count="2" meta:paragraph-count="18" meta:word-count="808" meta:character-count="4955" meta:non-whitespace-character-count="4140"/>
  </office:meta>
</office:document-meta>
</file>